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4d9a6" style:font-size-asian="12pt" style:font-size-complex="12pt"/>
    </style:style>
    <style:style style:name="P2" style:family="paragraph" style:parent-style-name="Standard">
      <style:text-properties fo:font-size="12pt" officeooo:paragraph-rsid="00046d47" style:font-size-asian="12pt" style:font-size-complex="12pt"/>
    </style:style>
    <style:style style:name="P3" style:family="paragraph" style:parent-style-name="Standard">
      <style:text-properties fo:font-size="12pt" officeooo:paragraph-rsid="00083bbb" style:font-size-asian="12pt" style:font-size-complex="12pt"/>
    </style:style>
    <style:style style:name="P4" style:family="paragraph" style:parent-style-name="Standard">
      <style:text-properties fo:font-size="12pt" officeooo:paragraph-rsid="000b2313" style:font-size-asian="12pt" style:font-size-complex="12pt"/>
    </style:style>
    <style:style style:name="P5" style:family="paragraph" style:parent-style-name="Standard">
      <style:text-properties fo:font-size="12pt" officeooo:paragraph-rsid="000ef029" style:font-size-asian="12pt" style:font-size-complex="12pt"/>
    </style:style>
    <style:style style:name="P6" style:family="paragraph" style:parent-style-name="Standard">
      <style:text-properties fo:font-size="12pt" officeooo:paragraph-rsid="00172a31" style:font-size-asian="12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paragraph-rsid="0004d9a6" style:font-size-asian="12pt" style:font-size-complex="12pt"/>
    </style:style>
    <style:style style:name="P8" style:family="paragraph" style:parent-style-name="Heading_20_1">
      <style:text-properties fo:font-size="12pt" fo:font-weight="normal" officeooo:paragraph-rsid="0004d9a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officeooo:paragraph-rsid="0004d9a6" style:font-size-asian="12pt" style:font-size-complex="12pt"/>
    </style:style>
    <style:style style:name="P10" style:family="paragraph" style:parent-style-name="Standard">
      <style:text-properties fo:font-size="12pt" officeooo:paragraph-rsid="00264eb4" style:font-size-asian="12pt" style:font-size-complex="12pt"/>
    </style:style>
    <style:style style:name="T1" style:family="text">
      <style:text-properties officeooo:rsid="00046d47"/>
    </style:style>
    <style:style style:name="T2" style:family="text">
      <style:text-properties officeooo:rsid="0004d9a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1feb09"/>
    </style:style>
    <style:style style:name="T8" style:family="text">
      <style:text-properties officeooo:rsid="0024befe"/>
    </style:style>
    <style:style style:name="T9" style:family="text">
      <style:text-properties officeooo:rsid="00284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保良局姚連生中學温校長道鑒：</text:h>
      <text:p text:style-name="P1"/>
      <text:p text:style-name="P7"/>
      <text:p text:style-name="P1"><text:span text:style-name="T5">應徵學位教師 (數學科)</text:span> </text:p>
      <text:p text:style-name="P2"/>
      <text:p text:style-name="P2"/>
      <text:p text:style-name="P10"><text:s text:c="2"/>本人於<text:bookmark text:name="1023"/>從明報網頁招聘上，得悉 貴校有意聘請<text:span text:style-name="T6">數學科</text:span>老師，本人對此職位深感興趣，故特來函應徵。</text:p>
      <text:p text:style-name="P1"/>
      <text:p text:style-name="P4"><text:s text:c="2"/>本人畢業於香港中文大學，主修物理及副修數學，並取得物理哲學碩士學位。此後，本人出於對利用物理和數學知識幫助社會的興趣，前往荷蘭萊頓大學攻讀社會科學博士學位，目前正處在即將畢業的階段。在攻讀博士期間，本人意外地開發了一款科普物理遊戲，這激發了本人回港從事中學教學並推動科普教育的念頭。</text:p>
      <text:p text:style-name="P1"/>
      <text:p text:style-name="P5"><text:s text:c="2"/>在本人的學術生涯中，本人經常擔任教學崗位，積累了豐富的教學經驗。儘管本人尚未在中學全職教學，但本人曾長期從事香港基督少年軍的義務工作，主要指導中學生隊員，並且有多年的私人補習物理和數學課程的經驗。這段經驗使本人能夠細心理解學生的需求並因材施教，無論是對於喜歡提出深入問題的優秀學生還是家境不佳的問題學生，本人都能給予適當的關注和支持。此外，本人曾代表香港參加2012年國際物理奧林匹克競賽並獲得銀牌，並在2016年擔任香港隊導師。如果貴校需要競賽和科研方面的老師，相信本人具備相應的能力和經驗。</text:p>
      <text:p text:style-name="P3"/>
      <text:p text:style-name="P6"><text:s text:c="2"/>雖然學術研究的專業知識跟中學課本知識相距甚遠<text:span text:style-name="T7">，但學術研究所培養的好奇心、思辨能力和資料收集能力卻能讓人受用終生。因此</text:span><text:span text:style-name="T8">，本人渴望能透過言傳身教，引導學生發展這部份的能力。</text:span></text:p>
      <text:p text:style-name="P3"/>
      <text:p text:style-name="P3"><text:s text:c="2"/>綜合本人的學歷及經驗，相信正符合 貴校對上述職位的要求。隨函謹附個人英文履歷一份，懇請閱覽。期待待能有機會與 貴校進一步交流。</text:p>
      <text:p text:style-name="P3"/>
      <text:p text:style-name="P2"/>
      <text:p text:style-name="P2"><text:s text:c="2"/>敬祝 <text:line-break/>教安</text:p>
      <text:p text:style-name="P2"/>
      <text:p text:style-name="P2"/>
      <text:p text:style-name="P1">申請人</text:p>
      <text:p text:style-name="P1">賴冠恒 謹啟</text:p>
      <text:p text:style-name="P1">202<text:span text:style-name="T1">4</text:span> 年 <text:span text:style-name="T1">2 </text:span>月 <text:span text:style-name="T1">27</text:span> 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2-27T21:29:21.818807124</dc:date>
    <meta:editing-duration>PT6H13M36S</meta:editing-duration>
    <meta:editing-cycles>31</meta:editing-cycles>
    <meta:generator>LibreOffice/7.6.4.1$Linux_X86_64 LibreOffice_project/60$Build-1</meta:generator>
    <meta:print-date>2024-02-27T17:43:33.264159426</meta:print-date>
    <meta:printed-by>PDF files</meta:printed-by>
    <meta:document-statistic meta:table-count="0" meta:image-count="0" meta:object-count="0" meta:page-count="1" meta:paragraph-count="11" meta:word-count="614" meta:character-count="649" meta:non-whitespace-character-count="624"/>
  </office:meta>
</office:document-meta>
</file>